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380500002ED3DE2D7AFD.svm" manifest:media-type=""/>
  <manifest:file-entry manifest:full-path="Pictures/20000009000036930000168949459E0B.svm" manifest:media-type=""/>
  <manifest:file-entry manifest:full-path="Pictures/2000000900005EFC00003CFBE8117019.svm" manifest:media-type=""/>
  <manifest:file-entry manifest:full-path="Pictures/200000090000268E000023A940094588.svm" manifest:media-type=""/>
  <manifest:file-entry manifest:full-path="Pictures/2000000900000F1800001B9911DF904E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 fo:break-before="page"/>
      <style:text-properties fo:font-size="16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ja Virtual Simples somente com Joomla</text:p>
      <text:p text:style-name="Standard"/>
      <text:p text:style-name="Standard">Criando uma pequena loja virtual somente com o Joomla, que permita pagamento direto via depósito ou transferência bancária, mas também que ofereça opções de compra pelo PagSeguro e pelos cartões de crédito Visa e MasterCard com o PayPal.</text:p>
      <text:p text:style-name="Standard"/>
      <text:p text:style-name="Standard">Os softwares de loja virtual atualmente apresentam dificuldades, especialmente para o gerenciamento da loja. Uma loja com o Joomla tem como grande virtude a facilidade de gerenciamento dos produtos.</text:p>
      <text:p text:style-name="Standard"/>
      <text:p text:style-name="Standard">Este projeto cria uma loja virtual simples apenas com o Joomla 2.5.19 sem nenhuma extensão de terceiros. Instalei o Joomla somente para a loja com o framework Gantry para oferecer conforto aos visitantes com celulares e tablets. Este projeto não conta com o carrinho, apenas o botão de compra direta. A meu ver para usar o carrinho deveria optar entre PagSeguro ou PayPal e não os dois, como adotei.</text:p>
      <text:p text:style-name="Standard"/>
      <text:p text:style-name="Standard">Cada artigo de produto terá:</text:p>
      <text:p text:style-name="Standard"/>
      <text:p text:style-name="Standard">Imagem miniatura</text:p>
      <text:p text:style-name="Standard">Nome do Produto</text:p>
      <text:p text:style-name="Standard">Preço</text:p>
      <text:p text:style-name="Standard">Leia Mais</text:p>
      <text:p text:style-name="Standard"/>
      <text:p text:style-name="Standard">Imagem alinhada à esquerda. Espaçamento vertical e horizontal de 10 e borda 2.</text:p>
      <text:p text:style-name="Standard">Nome do Produto</text:p>
      <text:p text:style-name="Standard">Descrição</text:p>
      <text:p text:style-name="Standard">Preço</text:p>
      <text:p text:style-name="Standard">Opções de compra direta (depósito ou transferência bancária)</text:p>
      <text:p text:style-name="Standard">e um botões para comprar através do PagSeguro e do Paypal com Visa e CredCard.</text:p>
      <text:p text:style-name="Standard"/>
      <text:p text:style-name="P2">Após instalar o Joomla, instalei o idioma pt-br no site e no admin.</text:p>
      <text:p text:style-name="P2"/>
      <text:p text:style-name="P2"/>
      <text:p text:style-name="P3">Recomendações Importantes</text:p>
      <text:p text:style-name="P2"/>
      <text:p text:style-name="P2">- As imagens devem ser de ótima qualidade/resolução</text:p>
      <text:p text:style-name="P2">- Cada imagem deve ser redimensionada individualmente e todas as miniaturas devem ter exatamente o mesmo tamanho. Assim como também todas as imagens grandes devem ter exatamente o mesmo tamanho.</text:p>
      <text:p text:style-name="P2"/>
      <text:p text:style-name="P3"/>
      <text:p text:style-name="P3">URL Amigáveis</text:p>
      <text:p text:style-name="P2">Ative as URLs amigáveis e o mod_rewrite (somente se for suportado pelo servidor)</text:p>
      <text:p text:style-name="P2"/>
      <text:p text:style-name="P2"/>
      <text:p text:style-name="P3"/>
      <text:p text:style-name="P5">Configurar artigos</text:p>
      <text:p text:style-name="Standard"><text:span text:style-name="T2">Aqui está o segredo maior da loja<text:line-break/><text:line-break/>Conteúdo - Gerenciador de Artigos - Opções<text:line-break/>Vou citar somente as opções que precisam ser mudadas<text:line-break/><text:line-break/>Artigos<text:line-break/><text:tab/>Título - Ocultar<text:line-break/><text:tab/>Títulos como link - Não<text:line-break/><text:tab/>Introdução - Ocultar<text:line-break/><text:tab/><text:line-break/><text:tab/>Categoria - Ocultar<text:tab/><text:line-break/><text:tab/>Link da Categoria - Não<text:line-break/><text:line-break/><text:tab/>Autor - Ocultar<text:line-break/><text:tab/>Data de publicação - Ocultar<text:line-break/><text:tab/>Exibir navegação - Ocultar<text:line-break/><text:line-break/><text:tab/>Exibir Título no Leia Mais - Ocultar<text:line-break/><text:line-break/><text:tab/>Ícones - Ocultar<text:line-break/><text:tab/>Ícones de impressão - Ocultar<text:line-break/><text:tab/>Ícones de e-mail - Ocultar<text:line-break/><text:tab/>Acessos - Ocultar<text:line-break/></text:span></text:p>
      <text:p text:style-name="P3"/>
      <text:p text:style-name="P3">Configurar Menus</text:p>
      <text:p text:style-name="P2"><text:line-break/>Menus - Main Menu – Home ou Iniciar - Opções de Layout<text:line-break/>Artigos principais <text:tab/>- 0<text:line-break/>Introdução Artigos <text:tab/>- 8<text:line-break/>Colunas<text:tab/><text:tab/>- 4<text:line-break/>Links<text:tab/><text:tab/><text:tab/>- 4<text:line-break/></text:p>
      <text:p text:style-name="P2">Teremos assim 4 colunas, cada linha com 4 artigos e 8 artigos por página.</text:p>
      <text:p text:style-name="P2">Estas configurações devem ser aplicadas também para cada menu de categoria em blog.</text:p>
      <text:p text:style-name="P2">Vá em Menus – Main Menu - Moda Feminina – Opções de Layout do Blog à direita<text:line-break/></text:p>
      <text:p text:style-name="P2"/>
      <text:p text:style-name="P3">Regras Úteis</text:p>
      <text:p text:style-name="P2"><text:line-break/>Em cada artigo o Apelido deve ser o código do produto. <text:line-break/>Exemplos: modaf01, diver13, modaf15 (estes códigos devem ser inseridos no cadastro dos produtos no Paypal e PagSeguro, lembre disso). <text:line-break/><text:line-break/>Cada imagem de produto deve vir em dupla: <text:line-break/>uma imagem grande cujo nome sendo o código do produto mais extensão e uma miniatura, com nome o código e min ao final mais extensão: <text:line-break/></text:p>
      <text:p text:style-name="Standard"><text:span text:style-name="T2">Exemplo:<text:line-break/>imagem - modaf01.jpg<text:line-break/>miniatura - modaf01min.jpg<text:line-break/></text:span><text:soft-page-break/><text:span text:style-name="T1">Sugestões</text:span><text:span text:style-name="T2"><text:line-break/><text:line-break/>- Trocar a imagem dos botões.<text:line-break/>- Colocar link também na imagem do produto.<text:line-break/>- Abaixo do artigo mostrar uma vídeo-aula de demonstração do produto.<text:line-break/></text:span></text:p>
      <text:p text:style-name="P2"/>
      <text:p text:style-name="Standard"><text:span text:style-name="T1">Vamos criar duas categorias de produtos:</text:span><text:span text:style-name="T2"><text:line-break/><text:line-break/>Moda Feminina<text:line-break/>Diversas<text:line-break/></text:span></text:p>
      <text:p text:style-name="P3"/>
      <text:p text:style-name="P3">Configurar Plugin do Editor TinyMCE</text:p>
      <text:p text:style-name="P2"/>
      <text:p text:style-name="P2">Extensões – Gerenciador de Plugins – Editor TinyMCE</text:p>
      <text:p text:style-name="P2">Funcionalidade – Extendido – Salvar e Fechar</text:p>
      <text:p text:style-name="P2"/>
      <text:p text:style-name="P2">Assim nosso editor apresentará mais recursos, como o botão construtor de tabelas.</text:p>
      <text:p text:style-name="P2"/>
      <text:p text:style-name="P2"/>
      <text:p text:style-name="P3">Enviar as imagens dos produtos para o servidor</text:p>
      <text:p text:style-name="P2"/>
      <text:p text:style-name="P2">Criar uma pasta para as imagens da loja em:</text:p>
      <text:p text:style-name="P2">loja\images\camisetas</text:p>
      <text:p text:style-name="P2"/>
      <text:p text:style-name="P3"/>
      <text:p text:style-name="P3">Criando um Artigo Passo-a-passo</text:p>
      <text:p text:style-name="P2"/>
      <text:p text:style-name="P2">Conteúdo – Gerenciador de Artigos – Novo Artigo</text:p>
      <text:p text:style-name="P2"/>
      <text:p text:style-name="P2">Vou usar nomes genéricos para as camisetas, mas é importante usar nomes mais adequados e específicos.</text:p>
      <text:p text:style-name="P2"/>
      <text:p text:style-name="P2">Titulo – Moda Feminina 01</text:p>
      <text:p text:style-name="P2">Apelido – modaf01 </text:p>
      <text:p text:style-name="P2"/>
      <text:p text:style-name="P2">Inserir a imagem da miniatura camisetas\moda01min.jpg</text:p>
      <text:p text:style-name="P2"/>
      <text:p text:style-name="P2">Clicar abaixo em Imagem</text:p>
      <text:p text:style-name="P3"><text:span text:style-name="T2">Clicar na pasta camisetas e selecionar </text:span>moda01min.jpg<text:span text:style-name="T2">.</text:span></text:p>
      <text:p text:style-name="P2"/>
      <text:p text:style-name="P2">Repita o nome da camiseta abaixo da miniatura e em negrito:</text:p>
      <text:p text:style-name="P2"/>
      <text:p text:style-name="P2">Moda Feminina 01</text:p>
      <text:p text:style-name="P2"/>
      <text:p text:style-name="P2">Logo abaixo entrei com o preço, mas fique bem à vontade. Talvez seja mais indicado entrar o preço apenas no artigo principal da camiseta, abaixo do Leia Mais.</text:p>
      <text:p text:style-name="P2"/>
      <text:p text:style-name="P2">Preço R$ 23,00</text:p>
      <text:p text:style-name="P2"/>
      <text:p text:style-name="P2"/>
      <text:p text:style-name="P6">Abaixo insira um Leia Mais...</text:p>
      <text:p text:style-name="P2"/>
      <text:p text:style-name="P2">Ficará assim:</text:p>
      <text:p text:style-name="P2"><draw:frame draw:style-name="fr1" draw:name="Imagem1" text:anchor-type="paragraph" svg:x="0.06cm" svg:y="0.407cm" svg:width="3.865cm" svg:height="7.064cm" draw:z-index="0"><draw:image xlink:href="Pictures/2000000900000F1800001B9911DF904E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sira um link para este artigo na miniatura. Quando o cliente clicar no Leia Mais ou na miniatura ele abrirá o artigo final.</text:p>
      <text:p text:style-name="P2"/>
      <text:p text:style-name="P2">Link da miniatura. Salve o artigo. Vá ao site e clique no leia mais do artigo. Pegue o link e copie apenas a parte após <text:span text:style-name="T1">loja</text:span>. Exemplo: </text:p>
      <text:p text:style-name="P2"><text:a xlink:type="simple" xlink:href="http://tiagoarts.com/loja/moda-feminina/3-modaf02">http://tiagoarts.com/loja/moda-feminina/3-modaf02</text:a> Neste caso use apenas:</text:p>
      <text:p text:style-name="P2">moda-feminina/3-modaf02</text:p>
      <text:p text:style-name="P2">Este procedimento deixa seu site menos inseguro, pois o link fica apenas interno.</text:p>
      <text:p text:style-name="P2"/>
      <text:p text:style-name="P2">Abaixo da linha vermelha pontilhada do Leia Mais insira a foto em tamanho normal </text:p>
      <text:p text:style-name="P2">moda01.jpg</text:p>
      <text:p text:style-name="P2"/>
      <text:p text:style-name="P2">Após inserir a imagem tecle enter para gerar uma linha em branco após a imagem.</text:p>
      <text:p text:style-name="P2"/>
      <text:p text:style-name="P2"/>
      <text:p text:style-name="P6">Agora clique na imagem e depois clique no botão Image do editor.</text:p>
      <text:p text:style-name="P2"/>
      <text:p text:style-name="P2">Image Description – Moda Feminina 01. </text:p>
      <text:p text:style-name="P2">Alignment – left.</text:p>
      <text:p text:style-name="P3"><text:span text:style-name="T2">Vertical Space e Horizontal – 10</text:span></text:p>
      <text:p text:style-name="P3"><text:span text:style-name="T2">Border - 2</text:span></text:p>
      <text:p text:style-name="P2"/>
      <text:p text:style-name="P2"/>
      <text:p text:style-name="P2">Ficará assim:</text:p>
      <text:p text:style-name="P2"><draw:frame draw:style-name="fr1" draw:name="Imagem2" text:anchor-type="paragraph" svg:x="0.046cm" svg:y="0.212cm" svg:width="9.871cm" svg:height="9.128cm" draw:z-index="1"><draw:image xlink:href="Pictures/200000090000268E000023A940094588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baixo da imagem tecle Enter duas vezes.</text:p>
      <text:p text:style-name="P2"/>
      <text:p text:style-name="P2">Suba uma linha e insira uma linha com o editor.</text:p>
      <text:p text:style-name="P2"/>
      <text:p text:style-name="P2">Abaixo da linha insira o botão de Comprar do PagSeguro e o do PayPal. </text:p>
      <text:p text:style-name="P2">Veja como proceder a seguir.</text:p>
      <text:p text:style-name="P2"/>
      <text:p text:style-name="P2"/>
      <text:p text:style-name="P3">Cadastrar cada um dos Produtos no PagSeguro e no PayPal</text:p>
      <text:p text:style-name="P2"/>
      <text:p text:style-name="P3"/>
      <text:p text:style-name="P3">PayPal</text:p>
      <text:p text:style-name="P2"><text:a xlink:type="simple" xlink:href="https://www.paypal.com/br/cgi-bin/webscr?cmd=_singleitem-intro-outside">https://www.paypal.com/br/cgi-bin/webscr?cmd=_singleitem-intro-outside</text:a></text:p>
      <text:p text:style-name="P2">Clique em Crie seu botão agora mesmo e siga as instruções. Claro que precisa de uma conta no PayPal.</text:p>
      <text:p text:style-name="P2"/>
      <text:p text:style-name="P3"/>
      <text:p text:style-name="P5">PagSeguro</text:p>
      <text:p text:style-name="P2"/>
      <text:p text:style-name="Standard"><text:span text:style-name="T2">Acessar sua conta e cadastre cada um dos produtos e crie um botão para cada um. Copie o código do botão e cole no site da loja.<text:line-break/></text:span><text:a xlink:type="simple" xlink:href="http://pagseguro.com.br/"><text:span text:style-name="T2">http://pagseguro.com.br</text:span></text:a><text:span text:style-name="T2"> <text:line-break/><text:line-break/>Login<text:line-break/><text:line-break/>Vender<text:line-break/>Manual de integração<text:line-break/>Documentação<text:line-break/>Botões de Pagamento<text:line-break/>Categorias - Roupas e Acessórios<text:line-break/>Identificação da fatura - promo01<text:line-break/></text:span></text:p>
      <text:p text:style-name="P3">Colando os Códigos no Editor</text:p>
      <text:p text:style-name="Standard"><text:span text:style-name="T2"><text:line-break/>Como é um código HTML, precisamos clicar no botão HTML do editor para inserir.</text:span></text:p>
      <text:p text:style-name="P2"/>
      <text:p text:style-name="P3"><text:span text:style-name="T2">Clique abaixo da linha e clique no botão Código Fonte, com HTML.</text:span></text:p>
      <text:p text:style-name="P2"/>
      <text:p text:style-name="P2">Entre este código (claro que deve adaptar para o seu código):</text:p>
      <text:p text:style-name="P2"/>
      <text:p text:style-name="P2">&lt;p&gt;&lt;strong&gt;Pagamentos Digitais com&lt;/strong&gt;&lt;/p&gt;</text:p>
      <text:p text:style-name="P2">&lt;p&gt;&lt;em&gt;&lt;strong&gt;PagSeguro, PayPal, Visa, Credcard, American Express&lt;/strong&gt;&lt;/em&gt;&lt;/p&gt;</text:p>
      <text:p text:style-name="P2"/>
      <text:p text:style-name="P2">&lt;table style="width: 50%;" border="0"&gt;</text:p>
      <text:p text:style-name="P2">&lt;tbody&gt;</text:p>
      <text:p text:style-name="P2">&lt;tr&gt;</text:p>
      <text:p text:style-name="P2">&lt;td&gt;</text:p>
      <text:p text:style-name="P2">&lt;form target="pagseguro" action="https://pagseguro.uol.com.br/checkout/v2/payment.html" method="post"&gt;</text:p>
      <text:p text:style-name="P2">&lt;!-- NÃO EDITE OS COMANDOS DAS LINHAS ABAIXO --&gt;</text:p>
      <text:p text:style-name="P2">&lt;input type="hidden" name="code" value="DD325B4BCECEC8B664191FA41ECD91F1" /&gt;</text:p>
      <text:p text:style-name="P2">&lt;input type="image" src="https://p.simg.uol.com.br/out/pagseguro/i/botoes/pagamentos/209x48-comprar-assina.gif" name="submit" alt="Pague com PagSeguro - é rápido, grátis e seguro!" /&gt;</text:p>
      <text:p text:style-name="P2">&lt;/form&gt;</text:p>
      <text:p text:style-name="P2">&lt;/td&gt;</text:p>
      <text:p text:style-name="P2">&lt;td&gt;</text:p>
      <text:p text:style-name="P2">&lt;form action="https://www.paypal.com/cgi-bin/webscr" method="post" target="_top"&gt;</text:p>
      <text:p text:style-name="P2">&lt;input type="hidden" name="cmd" value="_xclick"&gt;</text:p>
      <text:p text:style-name="P2">&lt;input type="hidden" name="business" value="ribafs@gmail.com"&gt;</text:p>
      <text:p text:style-name="P2">&lt;input type="hidden" name="lc" value="BR"&gt;</text:p>
      <text:p text:style-name="P2">&lt;input type="hidden" name="item_name" value="Moda Feminina 01"&gt;</text:p>
      <text:p text:style-name="P2">&lt;input type="hidden" name="item_number" value="modaf01"&gt;</text:p>
      <text:p text:style-name="P2">&lt;input type="hidden" name="amount" value="23.00"&gt;</text:p>
      <text:p text:style-name="P2">&lt;input type="hidden" name="currency_code" value="BRL"&gt;</text:p>
      <text:p text:style-name="P2">&lt;input type="hidden" name="button_subtype" value="services"&gt;</text:p>
      <text:p text:style-name="P2">&lt;input type="hidden" name="no_note" value="0"&gt;</text:p>
      <text:p text:style-name="P2"><text:soft-page-break/>&lt;input type="hidden" name="bn" value="PP-BuyNowBF:btn_buynowCC_LG.gif:NonHostedGuest"&gt;</text:p>
      <text:p text:style-name="P2">&lt;input type="image" src="https://www.paypalobjects.com/pt_BR/BR/i/btn/btn_buynowCC_LG.gif" border="0" name="submit" alt="PayPal - A maneira fácil e segura de enviar pagamentos online!"&gt;</text:p>
      <text:p text:style-name="P2">&lt;img alt="" border="0" src="https://www.paypalobjects.com/pt_BR/i/scr/pixel.gif" width="1" height="1"&gt;</text:p>
      <text:p text:style-name="P2">&lt;/form&gt;</text:p>
      <text:p text:style-name="P2">&lt;/td&gt;</text:p>
      <text:p text:style-name="P2">&lt;/tr&gt;</text:p>
      <text:p text:style-name="P2">&lt;/tbody&gt;</text:p>
      <text:p text:style-name="P2">&lt;/table&gt;</text:p>
      <text:p text:style-name="P2"/>
      <text:p text:style-name="P2">Clique em Update</text:p>
      <text:p text:style-name="P2"/>
      <text:p text:style-name="P3"/>
      <text:p text:style-name="P3">Desabilitar Plugin </text:p>
      <text:p text:style-name="P3"/>
      <text:p text:style-name="P2">Desabilite o plugin Conteúdo – Ocultar E-mail para não atrapalhar nas compras.</text:p>
      <text:p text:style-name="P2"/>
      <text:p text:style-name="P2"/>
      <text:p text:style-name="P5">Como Ficou o Site</text:p>
      <text:p text:style-name="P2"/>
      <text:p text:style-name="P2">Salve, acesse o site e veja como ficou. Clique no botão Leia Mais e depois clique no botão Comprar do PagSeguro.</text:p>
      <text:p text:style-name="P2"/>
      <text:p text:style-name="P2"><draw:frame draw:style-name="fr2" draw:name="Imagem3" text:anchor-type="paragraph" svg:width="17cm" svg:height="10.913cm" draw:z-index="2"><draw:image xlink:href="Pictures/2000000900005EFC00003CFBE8117019.svm" xlink:type="simple" xlink:show="embed" xlink:actuate="onLoad"/></draw:frame><draw:frame draw:style-name="fr1" draw:name="Imagem4" text:anchor-type="paragraph" svg:x="0cm" svg:y="10.911cm" svg:width="13.972cm" svg:height="5.77cm" draw:z-index="3"><draw:image xlink:href="Pictures/20000009000036930000168949459E0B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Copiei o artigo para mais 3 e fiquei com 4 artigos idênticos assim no site:</text:p>
      <text:p text:style-name="P2"/>
      <text:p text:style-name="P2"><draw:frame draw:style-name="fr3" draw:name="Imagem5" text:anchor-type="paragraph" svg:width="14.34cm" svg:height="11.987cm" draw:z-index="4"><draw:image xlink:href="Pictures/200000090000380500002ED3DE2D7AFD.svm" xlink:type="simple" xlink:show="embed" xlink:actuate="onLoad"/></draw:frame></text:p>
      <text:p text:style-name="P2"/>
      <text:p text:style-name="P2"/>
      <text:p text:style-name="P3">Referências</text:p>
      <text:p text:style-name="P3"><text:span text:style-name="T2">Caso queira mais detalhes veja os 3 vídeos de onde adaptei esta ideia. </text:span></text:p>
      <text:p text:style-name="P3"><text:span text:style-name="T2">Sou grato ao pessoal do </text:span><text:a xlink:type="simple" xlink:href="http://megaaula.com.br/"><text:span text:style-name="T2">http://megaaula.com.br</text:span></text:a><text:span text:style-name="T2"> que divulgou esta ótima ideia. No site existem cursos online.</text:span></text:p>
      <text:p text:style-name="P2"/>
      <text:p text:style-name="P3"><text:span text:style-name="T2">Vídeos no Youtube:</text:span></text:p>
      <text:p text:style-name="P2"/>
      <text:p text:style-name="P3"><text:a xlink:type="simple" xlink:href="http://www.youtube.com/watch?v=0WesQSgdU-k"><text:span text:style-name="T2">http://www.youtube.com/watch?v=0WesQSgdU-k</text:span></text:a><text:span text:style-name="T2"> </text:span></text:p>
      <text:p text:style-name="P3"><text:a xlink:type="simple" xlink:href="http://www.youtube.com/watch?v=Rkan6mhb-SM"><text:span text:style-name="T2">http://www.youtube.com/watch?v=Rkan6mhb-SM</text:span></text:a></text:p>
      <text:p text:style-name="P3"><text:a xlink:type="simple" xlink:href="http://www.youtube.com/watch?v=Glg-IIyAJSc"><text:span text:style-name="T2">http://www.youtube.com/watch?v=Glg-IIyAJSc</text:span></text:a><text:span text:style-name="T2"> </text:span></text:p>
      <text:p text:style-name="P2"/>
      <text:p text:style-name="P2"/>
      <text:p text:style-name="P3">Mais sugestões</text:p>
      <text:p text:style-name="P2"/>
      <text:p text:style-name="P2">A loja está apenas com seus recursos básicos, agora é interessante adicionar outros recursos, como comentários, plugin para divulgar no Facebook, Twitter, Google+, etc, entre outros.</text:p>
      <text:p text:style-name="P7">Portal</text:p>
      <text:p text:style-name="P2"/>
      <text:p text:style-name="P2">Esta loja também pode ficar fazendo parte de um site tipo portal e sendo apenas uma seção do site, com as seguintes características.</text:p>
      <text:p text:style-name="P2"/>
      <text:p text:style-name="P2">Criar uma bonita logomarca</text:p>
      <text:p text:style-name="P2"/>
      <text:p text:style-name="P2">Se usar o Joomla 2.5 instalar o framework Gantry</text:p>
      <text:p text:style-name="P2"/>
      <text:p text:style-name="P4">Itens de Menu do Portal</text:p>
      <text:p text:style-name="P2">- Início</text:p>
      <text:p text:style-name="P2">- Desenhos</text:p>
      <text:p text:style-name="P2">- Animações</text:p>
      <text:p text:style-name="P2">- Loja</text:p>
      <text:p text:style-name="P2">- Contato</text:p>
      <text:p text:style-name="P2">- Currículo</text:p>
      <text:p text:style-name="P2">- Mapa do Site</text:p>
      <text:p text:style-name="P2">- Endereço (mapa do google)</text:p>
      <text:p text:style-name="P2"/>
      <text:p text:style-name="P2">Criar artigo com detalhes sobre o pagamento direto, com banco, conta, agência, nome</text:p>
      <text:p text:style-name="P2">Criar um item de menu na Loja para ele. Adicionar um link em cada artigo.</text:p>
      <text:p text:style-name="P2"/>
      <text:p text:style-name="P4">Instalar os módulos nativos</text:p>
      <text:p text:style-name="P2"/>
      <text:p text:style-name="P2">- Novidades</text:p>
      <text:p text:style-name="P2">- Populares</text:p>
      <text:p text:style-name="P2">- Contato</text:p>
      <text:p text:style-name="P2">- Rodapé</text:p>
      <text:p text:style-name="P2"/>
      <text:p text:style-name="P4">Módulos de Terceiros</text:p>
      <text:p text:style-name="P2"/>
      <text:p text:style-name="P2">- Slide Show</text:p>
      <text:p text:style-name="P2">- Menu</text:p>
      <text:p text:style-name="P2">- Mapa do Site</text:p>
      <text:p text:style-name="P2">- Mapa do Google com o endereço</text:p>
      <text:p text:style-name="P2">- Comentários</text:p>
      <text:p text:style-name="P2">- Plugin para botões do Facebook, Twitter, Google+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0:52:18.295000000</meta:creation-date>
    <dc:date>2015-11-24T15:57:00.233075856</dc:date>
    <meta:editing-duration>PT5H12M40S</meta:editing-duration>
    <meta:editing-cycles>83</meta:editing-cycles>
    <meta:generator>LibreOffice/4.2.8.2$Linux_X86_64 LibreOffice_project/420m0$Build-2</meta:generator>
    <meta:document-statistic meta:table-count="0" meta:image-count="5" meta:object-count="0" meta:page-count="10" meta:paragraph-count="154" meta:word-count="1329" meta:character-count="8953" meta:non-whitespace-character-count="7709"/>
  </office:meta>
</office:document-meta>
</file>